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85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Default" office:value-type="string">
            <text:p>Link</text:p>
          </table:table-cell>
          <table:table-cell table:style-name="Default"/>
          <table:table-cell/>
        </table:table-row>
        <table:table-row table:style-name="ro2">
          <table:table-cell table:style-name="ce1" office:value-type="string">
            <text:p><text:a xlink:href="https://www.hiveworkshop.com/bundles/animatedcattailcv010.226170/">AnimatedCatTailCv010</text:a></text:p>
          </table:table-cell>
          <table:table-cell office:value-type="string">
            <text:p><text:a xlink:href="https://www.hiveworkshop.com/members/kellym0.183403/">kellym0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anvil.37483/">Anvil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arabian-university.71825/">Arabian university</text:a></text:p>
          </table:table-cell>
          <table:table-cell office:value-type="string">
            <text:p><text:a xlink:href="https://www.hiveworkshop.com/members/mike.224972/">Mike</text:a> </text:p>
          </table:table-cell>
          <table:table-cell office:value-type="string">
            <text:p>also other arabian buildings</text:p>
          </table:table-cell>
        </table:table-row>
        <table:table-row table:style-name="ro3">
          <table:table-cell office:value-type="string">
            <text:p><text:a xlink:href="https://www.hiveworkshop.com/threads/amored-stalhound-skeletal-wolf.278279/#resource-37843">Amored StalHound (Skeletal-Wolf)</text:a></text:p>
          </table:table-cell>
          <table:table-cell office:value-type="string">
            <text:p><text:a xlink:href="https://www.hiveworkshop.com/members/mister_haudrauf.236714/">Mister_Haudrauf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barracks.274566/#resource-37595">Barracks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4">
          <table:table-cell table:style-name="ce1" office:value-type="string">
            <text:p><text:a xlink:href="https://www.hiveworkshop.com/resources/cabalist.30186/">Cabalist</text:a></text:p>
          </table:table-cell>
          <table:table-cell office:value-type="string">
            <text:p><text:a xlink:href="https://www.hiveworkshop.com/members/happycockroach.165527/">HappyCockroach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cathedral.273969/#resource-37531">Cathedral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celtic-dockyard.289350/#resource-69331">Celtic Dockyard</text:a></text:p>
          </table:table-cell>
          <table:table-cell office:value-type="string">
            <text:p><text:a xlink:href="https://www.hiveworkshop.com/members/fingolfin.163984/">Fingolfin</text:a> </text:p>
          </table:table-cell>
          <table:table-cell office:value-type="string">
            <text:p>also other celtic buildings</text:p>
          </table:table-cell>
        </table:table-row>
        <table:table-row table:style-name="ro4">
          <table:table-cell table:style-name="ce1" office:value-type="string">
            <text:p><text:a xlink:href="https://www.hiveworkshop.com/resources/citizen-house.37634/">Citizen House</text:a></text:p>
          </table:table-cell>
          <table:table-cell office:value-type="string">
            <text:p><text:a xlink:href="https://www.hiveworkshop.com/members/massivemaster.180012/">MassiveMast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colosseum.291761/#resource-70893">Colosseum</text:a></text:p>
          </table:table-cell>
          <table:table-cell office:value-type="string">
            <text:p><text:a xlink:href="https://www.hiveworkshop.com/members/mister_haudrauf.236714/">Mister_Haudrauf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cooling-barrel.37875/">Cooling Barrel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warcraft-crusader.286460/#resource-67652">Warcraft Crusader</text:a> 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city-decorations.292041/#resource-71404">City decorations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twilightascendant.239863/#resource-34858">TwilightAscendant</text:a></text:p>
          </table:table-cell>
          <table:table-cell office:value-type="string">
            <text:p><text:a xlink:href="https://www.hiveworkshop.com/members/sellenisko.143523/">Sellenisk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elven-archer-wotr.291625/#resource-70731">Elven Archer (War of the Ring)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encampment.156126/#resource-28677">Encampment</text:a></text:p>
          </table:table-cell>
          <table:table-cell office:value-type="string">
            <text:p><text:a xlink:href="https://www.hiveworkshop.com/members/mr-bob.143809/">Mr. Bo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evil-eye.287867/#resource-68599">Evil Eye</text:a></text:p>
          </table:table-cell>
          <table:table-cell office:value-type="string">
            <text:p><text:a xlink:href="https://www.hiveworkshop.com/members/direfury.188037/">Direfury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firepitpeasant.20718/">FirepitPeasant</text:a></text:p>
          </table:table-cell>
          <table:table-cell office:value-type="string">
            <text:p><text:a xlink:href="https://www.hiveworkshop.com/members/deathscythe36.119668/">deathscythe36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threads/fireplace.273314/#resource-37477">Fireplac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flaming-raven.245386/#resource-35304">Flaming Raven</text:a></text:p>
          </table:table-cell>
          <table:table-cell office:value-type="string">
            <text:p><text:a xlink:href="https://www.hiveworkshop.com/members/ugougo.223928/">UgoUg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fountain.254654/#resource-36036">Fountain</text:a></text:p>
          </table:table-cell>
          <table:table-cell office:value-type="string">
            <text:p><text:a xlink:href="https://www.hiveworkshop.com/members/mike.224972/">Mik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fountain-statue.33041/">Fountain statue</text:a></text:p>
          </table:table-cell>
          <table:table-cell office:value-type="string">
            <text:p><text:a xlink:href="https://www.hiveworkshop.com/members/hexus.187314/">Hexus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frozenfountain.24318/">FrozenFountain</text:a></text:p>
          </table:table-cell>
          <table:table-cell office:value-type="string">
            <text:p><text:a xlink:href="https://www.hiveworkshop.com/members/elenai.135697/">Elenai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gibbet.270639/#resource-37329">Gibbet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goblin-steamboat.267647/#resource-37178">Goblin Steamboat</text:a></text:p>
          </table:table-cell>
          <table:table-cell office:value-type="string">
            <text:p><text:a xlink:href="https://www.hiveworkshop.com/members/kellym0.183403/">kellym0</text:a>, <text:a xlink:href="https://www.hiveworkshop.com/members/minimage.150231/">MiniMag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human-garrison.32757/">Human Garrison</text:a></text:p>
          </table:table-cell>
          <table:table-cell office:value-type="string">
            <text:p><text:a xlink:href="https://www.hiveworkshop.com/members/skrab.135873/">skrab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ice-spider.25228/">Ice Spider</text:a></text:p>
          </table:table-cell>
          <table:table-cell office:value-type="string">
            <text:p><text:a xlink:href="https://www.hiveworkshop.com/members/kitabatake.124756/">Kitabatak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icicle.275300/#resource-37646">Icicle</text:a></text:p>
          </table:table-cell>
          <table:table-cell office:value-type="string">
            <text:p><text:a xlink:href="https://www.hiveworkshop.com/members/ix-artur-xi.250463/">IX-ArTuR-XI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juggernaut.222277/#resource-33300">Juggernaut</text:a></text:p>
          </table:table-cell>
          <table:table-cell office:value-type="string">
            <text:p><text:a xlink:href="https://www.hiveworkshop.com/members/happytauren.10087/">HappyTauren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justanotherwell.33628/">JustAnotherWell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resources/statue-lantern.33044/">Statue Lantern</text:a></text:p>
          </table:table-cell>
          <table:table-cell office:value-type="string">
            <text:p><text:a xlink:href="https://www.hiveworkshop.com/members/hexus.187314/">H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lion-female-aka-lioness.92915/#resource-25470">Lion Female (aka Lioness)</text:a></text:p>
          </table:table-cell>
          <table:table-cell office:value-type="string">
            <text:p><text:a xlink:href="https://www.hiveworkshop.com/members/kuhneghetz.8220/">Kuhneghetz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bundles/lion-male.92916/">Lion Male</text:a></text:p>
          </table:table-cell>
          <table:table-cell office:value-type="string">
            <text:p><text:a xlink:href="https://www.hiveworkshop.com/members/kuhneghetz.8220/">Kuhneghetz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market-stand.114027/#resource-26487">Market Stand</text:a> </text:p>
          </table:table-cell>
          <table:table-cell office:value-type="string">
            <text:p><text:a xlink:href="https://www.hiveworkshop.com/members/ribenamania.148798/">Ribenamani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olavi-the-dwarf.293928/#resource-72769">Olavi</text:a></text:p>
          </table:table-cell>
          <table:table-cell office:value-type="string">
            <text:p><text:a xlink:href="https://www.hiveworkshop.com/members/skipper.201984/">Skipp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threads/uruk-hai-warleader.291628/#resource-70734">Uruk-Hai Warleader</text:a></text:p>
          </table:table-cell>
          <table:table-cell office:value-type="string">
            <text:p><text:a xlink:href="https://www.hiveworkshop.com/members/herrdave.234820/">HerrDave</text:a> 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10.04.2018</text:date>, <text:time>16:27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Marin</meta:initial-creator>
    <meta:creation-date>2018-03-29T11:32:12.61</meta:creation-date>
    <meta:generator>OpenOffice/4.1.4$Win32 OpenOffice.org_project/414m5$Build-9788</meta:generator>
    <dc:date>2018-04-10T16:27:07.97</dc:date>
    <dc:creator>Joachim Marin</dc:creator>
    <meta:editing-duration>PT1H20M46S</meta:editing-duration>
    <meta:editing-cycles>19</meta:editing-cycles>
    <meta:document-statistic meta:table-count="1" meta:cell-count="75" meta:object-count="0"/>
  </office:meta>
</office:document-meta>
</file>